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f9d92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d0d0d" svg:stroke-linecap="butt" draw:fill="solid" draw:fill-color="#f9d92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6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1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4cm" fo:padding-bottom="0cm" fo:padding-left="0.05cm" fo:padding-right="0cm" fo:wrap-option="wrap"/>
    </style:style>
    <style:style style:name="gr10" style:family="graphic" style:parent-style-name="standard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06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6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4cm" fo:padding-bottom="0cm" fo:padding-left="0.05cm" fo:padding-right="0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06cm" fo:padding-bottom="0cm" fo:padding-left="0cm" fo:padding-right="0cm" fo:wrap-option="wrap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9d921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396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f39600"/>
      <style:paragraph-properties fo:text-align="center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acd1d8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Calibri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Ellipse 3" draw:style-name="gr1" draw:text-style-name="P1" draw:layer="layout" svg:width="0.799cm" svg:height="0.799cm" svg:x="2.699cm" svg:y="1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1" draw:text-style-name="P1" draw:layer="layout" svg:width="0.799cm" svg:height="0.799cm" svg:x="2.699cm" svg:y="2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1" draw:layer="layout" svg:width="0.799cm" svg:height="0.799cm" svg:x="2.699cm" svg:y="3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1" draw:text-style-name="P1" draw:layer="layout" svg:width="0.799cm" svg:height="0.799cm" svg:x="2.699cm" svg:y="4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" draw:text-style-name="P1" draw:layer="layout" svg:width="0.799cm" svg:height="0.799cm" svg:x="2.699cm" svg:y="5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1" draw:layer="layout" svg:width="0.799cm" svg:height="0.799cm" svg:x="2.699cm" svg:y="6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1" draw:text-style-name="P1" draw:layer="layout" svg:width="0.799cm" svg:height="0.799cm" svg:x="2.699cm" svg:y="7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" draw:text-style-name="P1" draw:layer="layout" svg:width="0.799cm" svg:height="0.799cm" svg:x="2.699cm" svg:y="8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" draw:text-style-name="P1" draw:layer="layout" svg:width="0.799cm" svg:height="0.799cm" svg:x="2.699cm" svg:y="9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108">
          <draw:custom-shape draw:name="Rechteck 12" draw:style-name="gr2" draw:text-style-name="P1" draw:layer="layout" svg:width="1.023cm" svg:height="1.023cm" svg:x="1.499cm" svg:y="11.253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3" draw:style-name="gr2" draw:text-style-name="P1" draw:layer="layout" svg:width="1.023cm" svg:height="1.023cm" svg:x="2.523cm" svg:y="11.253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4" draw:style-name="gr2" draw:text-style-name="P1" draw:layer="layout" svg:width="1.023cm" svg:height="1.023cm" svg:x="3.547cm" svg:y="11.253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5" draw:style-name="gr2" draw:text-style-name="P1" draw:layer="layout" svg:width="1.023cm" svg:height="1.023cm" svg:x="1.499cm" svg:y="12.27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2" draw:text-style-name="P1" draw:layer="layout" svg:width="1.023cm" svg:height="1.023cm" svg:x="2.523cm" svg:y="12.27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" draw:style-name="gr2" draw:text-style-name="P1" draw:layer="layout" svg:width="1.023cm" svg:height="1.023cm" svg:x="3.547cm" svg:y="12.27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8" draw:style-name="gr2" draw:text-style-name="P1" draw:layer="layout" svg:width="1.023cm" svg:height="1.023cm" svg:x="1.499cm" svg:y="13.30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2" draw:text-style-name="P1" draw:layer="layout" svg:width="1.023cm" svg:height="1.023cm" svg:x="2.523cm" svg:y="13.30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0" draw:style-name="gr2" draw:text-style-name="P1" draw:layer="layout" svg:width="1.023cm" svg:height="1.023cm" svg:x="3.547cm" svg:y="13.30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llipse 21" draw:style-name="gr3" draw:text-style-name="P3" draw:layer="layout" svg:width="0.799cm" svg:height="0.799cm" svg:x="13.9cm" svg:y="3.924cm">
          <text:p text:style-name="P2"><text:span text:style-name="T1">s</text:span><text:span text:style-name="T2">1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4" draw:text-style-name="P3" draw:layer="layout" svg:width="0.799cm" svg:height="0.799cm" svg:x="13.9cm" svg:y="5.325cm">
          <text:p text:style-name="P2"><text:span text:style-name="T1">s</text:span><text:span text:style-name="T2">1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5" draw:text-style-name="P3" draw:layer="layout" svg:width="0.799cm" svg:height="0.799cm" svg:x="13.9cm" svg:y="6.725cm">
          <text:p text:style-name="P2"><text:span text:style-name="T1">s</text:span><text:span text:style-name="T2">2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6" draw:text-style-name="P3" draw:layer="layout" svg:width="0.799cm" svg:height="0.799cm" svg:x="13.9cm" svg:y="8.125cm">
          <text:p text:style-name="P2"><text:span text:style-name="T1">s</text:span><text:span text:style-name="T2">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109">
          <draw:custom-shape draw:name="Rechteck 25" draw:style-name="gr7" draw:text-style-name="P4" draw:layer="layout" svg:width="1.023cm" svg:height="1.023cm" svg:x="7.651cm" svg:y="11.25cm">
            <text:p text:style-name="P2"><text:span text:style-name="T3">W</text:span><text:span text:style-name="T4">11</text:span></text:p>
            <text:p text:style-name="P2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6" draw:style-name="gr8" draw:text-style-name="P5" draw:layer="layout" svg:width="1.023cm" svg:height="1.023cm" svg:x="8.676cm" svg:y="11.25cm">
            <text:p text:style-name="P7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7" draw:style-name="gr9" draw:text-style-name="P5" draw:layer="layout" svg:width="1.023cm" svg:height="1.023cm" svg:x="7.651cm" svg:y="12.274cm">
            <text:p text:style-name="P2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8" draw:style-name="gr10" draw:text-style-name="P5" draw:layer="layout" svg:width="1.023cm" svg:height="1.023cm" svg:x="8.676cm" svg:y="12.274cm">
            <text:p text:style-name="P7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" draw:style-name="gr11" draw:text-style-name="P6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6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6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5">
          <draw:custom-shape draw:name="Rechteck 56" draw:style-name="gr12" draw:text-style-name="P3" draw:layer="layout" svg:width="1.023cm" svg:height="1.023cm" svg:x="13.052cm" svg:y="11.25cm">
            <text:p text:style-name="P2"><text:span text:style-name="T3">s</text:span><text:span text:style-name="T4">11</text:span></text:p>
            <text:p text:style-name="P2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7" draw:style-name="gr13" draw:text-style-name="P8" draw:layer="layout" svg:width="1.023cm" svg:height="1.023cm" svg:x="14.076cm" svg:y="11.25cm">
            <text:p text:style-name="P7"><text:span text:style-name="T3">s</text:span><text:span text:style-name="T4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8" draw:style-name="gr14" draw:text-style-name="P3" draw:layer="layout" svg:width="1.023cm" svg:height="1.023cm" svg:x="13.052cm" svg:y="12.274cm">
            <text:p text:style-name="P2"><text:span text:style-name="T3">s</text:span><text:span text:style-name="T4">12</text:span></text:p>
            <text:p text:style-name="P2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" draw:style-name="gr15" draw:text-style-name="P8" draw:layer="layout" svg:width="1.023cm" svg:height="1.023cm" svg:x="14.076cm" svg:y="12.274cm">
            <text:p text:style-name="P7"><text:span text:style-name="T3">s</text:span><text:span text:style-name="T4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23</meta:editing-cycles>
    <meta:creation-date>2017-01-09T19:15:28</meta:creation-date>
    <dc:date>2021-11-05T13:27:12.383787426</dc:date>
    <meta:editing-duration>PT26S</meta:editing-duration>
    <meta:generator>LibreOffice/6.4.3.2$Linux_X86_64 LibreOffice_project/40$Build-2</meta:generator>
    <meta:document-statistic meta:object-count="5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